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BDF00002E8200002E82F5A95172649BB10F.svg" manifest:media-type="image/svg+xml"/>
  <manifest:file-entry manifest:full-path="Pictures/100002010000009E000001027080481F0A609EFA.png" manifest:media-type="image/png"/>
  <manifest:file-entry manifest:full-path="Pictures/10000201000001C2000001C2510874AD25C162BC.png" manifest:media-type="image/png"/>
  <manifest:file-entry manifest:full-path="Pictures/100012DF0000104900001AB55EE92473881CBEB8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officeooo:paragraph-rsid="000fbad7"/>
    </style:style>
    <style:style style:name="T1" style:family="text">
      <style:text-properties officeooo:rsid="0010654d"/>
    </style:style>
    <style:style style:name="T2" style:family="text">
      <style:text-properties style:font-name="Liberation Sans" fo:font-size="80pt" fo:font-weight="bold" officeooo:rsid="000fbad7" style:font-name-asian="Arial Unicode MS" style:font-size-asian="80pt" style:font-weight-asian="bold" style:font-name-complex="Arial Unicode MS" style:font-size-complex="80pt" style:font-weight-complex="bold"/>
    </style:style>
    <style:style style:name="T3" style:family="text">
      <style:text-properties style:font-name="Liberation Sans" fo:font-size="80pt" fo:font-weight="bold" officeooo:rsid="0010654d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3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text:span text:style-name="T2">No </text:span><text:span text:style-name="T3">shoes</text:span></text:p>
      <text:p text:style-name="P1"><draw:frame draw:style-name="fr1" draw:name="Image4" text:anchor-type="char" svg:x="4.7638in" svg:y="0.1354in" svg:width="2.711in" svg:height="4.4453in" draw:z-index="2"><draw:image xlink:href="Pictures/100012DF0000104900001AB55EE92473881CBEB8.svg" xlink:type="simple" xlink:show="embed" xlink:actuate="onLoad" loext:mime-type="image/svg+xml"/><draw:image xlink:href="Pictures/100002010000009E000001027080481F0A609EFA.png" xlink:type="simple" xlink:show="embed" xlink:actuate="onLoad" loext:mime-type="image/png"/></draw:frame><draw:frame draw:style-name="fr2" draw:name="Image3" text:anchor-type="char" svg:x="3.7307in" svg:y="0.0835in" svg:width="4.6874in" svg:height="4.6874in" draw:z-index="3"><draw:image xlink:href="Pictures/10000BDF00002E8200002E82F5A95172649BB10F.svg" xlink:type="simple" xlink:show="embed" xlink:actuate="onLoad" loext:mime-type="image/svg+xml"/><draw:image xlink:href="Pictures/10000201000001C2000001C2510874AD25C162B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0:41:23.818334528</meta:creation-date>
    <meta:editing-duration>PT7M35S</meta:editing-duration>
    <meta:editing-cycles>4</meta:editing-cycles>
    <meta:generator>LibreOffice/6.4.5.2$Linux_X86_64 LibreOffice_project/40$Build-2</meta:generator>
    <dc:date>2020-08-11T10:48:54.751385231</dc:date>
    <meta:print-date>2020-08-11T10:42:57.747010635</meta:print-date>
    <meta:document-statistic meta:table-count="0" meta:image-count="4" meta:object-count="0" meta:page-count="1" meta:paragraph-count="1" meta:word-count="2" meta:character-count="8" meta:non-whitespace-character-count="7"/>
  </office:meta>
</office:document-meta>
</file>